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draw:fill="solid" draw:fill-color="#000080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draw:fill="solid" draw:fill-color="#000080" draw:opacity="20%" draw:textarea-horizontal-align="justify" draw:textarea-vertical-align="middle" draw:auto-grow-height="false" fo:min-height="0cm" fo:min-width="0cm" fo:padding-top="0.15cm" fo:padding-bottom="0.15cm" fo:padding-left="0.275cm" fo:padding-right="0.275cm" fo:wrap-option="no-wrap" draw:shadow-opacity="20%"/>
    </style:style>
    <style:style style:name="gr4" style:family="graphic" style:parent-style-name="measure">
      <style:graphic-properties draw:textarea-horizontal-align="center" draw:textarea-vertical-align="middle"/>
    </style:style>
    <style:style style:name="gr5" style:family="graphic" style:parent-style-name="measure">
      <style:graphic-properties draw:textarea-horizontal-align="center" draw:textarea-vertical-align="middle" draw:placing="below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fo:language="zxx" fo:country="none" style:letter-kerning="true" style:font-size-asian="18pt" style:language-asian="zxx" style:country-asian="none" style:font-size-complex="18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384cm" svg:height="1.626cm" svg:x="2.698cm" svg:y="3.54cm">
          <draw:image xlink:href="../RowGB_01.gif" xlink:type="simple" xlink:show="embed" xlink:actuate="onLoad">
            <text:p/>
          </draw:image>
        </draw:frame>
        <draw:frame draw:style-name="gr1" draw:text-style-name="P1" draw:layer="layout" svg:width="24.384cm" svg:height="1.626cm" svg:x="2.698cm" svg:y="5.166cm">
          <draw:image xlink:href="../RowGB_01.gif" xlink:type="simple" xlink:show="embed" xlink:actuate="onLoad">
            <text:p/>
          </draw:image>
        </draw:frame>
        <draw:frame draw:style-name="gr1" draw:text-style-name="P1" draw:layer="layout" svg:width="24.384cm" svg:height="1.626cm" svg:x="2.698cm" svg:y="6.791cm">
          <draw:image xlink:href="../RowGB_01.gif" xlink:type="simple" xlink:show="embed" xlink:actuate="onLoad">
            <text:p/>
          </draw:image>
        </draw:frame>
        <draw:frame draw:style-name="gr1" draw:text-style-name="P1" draw:layer="layout" svg:width="24.384cm" svg:height="1.626cm" svg:x="2.698cm" svg:y="8.417cm">
          <draw:image xlink:href="../RowGB_01.gif" xlink:type="simple" xlink:show="embed" xlink:actuate="onLoad">
            <text:p/>
          </draw:image>
        </draw:frame>
        <draw:rect draw:style-name="gr2" draw:text-style-name="P1" draw:layer="layout" svg:width="0.982cm" svg:height="0.564cm" svg:x="14.405cm" svg:y="4.861cm">
          <text:p/>
        </draw:rect>
        <draw:rect draw:style-name="gr2" draw:text-style-name="P1" draw:layer="layout" svg:width="0.982cm" svg:height="0.564cm" svg:x="14.407cm" svg:y="6.486cm">
          <text:p/>
        </draw:rect>
        <draw:rect draw:style-name="gr2" draw:text-style-name="P1" draw:layer="layout" svg:width="0.982cm" svg:height="0.564cm" svg:x="14.407cm" svg:y="8.112cm">
          <text:p/>
        </draw:rect>
        <draw:custom-shape draw:style-name="gr3" draw:text-style-name="P1" draw:layer="layout" svg:width="9.57cm" svg:height="4.481cm" svg:x="9.564cm" svg:y="13.729cm">
          <text:p text:style-name="P1">2 row x 4 way Male Header</text:p>
          <text:p text:style-name="P1">with</text:p>
          <text:p text:style-name="P1">4 nos shorting links/Jumpers</text:p>
          <draw:enhanced-geometry svg:viewBox="0 0 21600 21600" draw:glue-points="10800 0 3160 3160 0 10800 3160 18440 10800 21600 18440 18440 21600 10800 18440 3160 ?f14 ?f15" draw:text-areas="3200 3200 18400 18400" draw:type="round-callout" draw:modifiers="11852.8053494933 -25084.33734939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" draw:layer="layout" svg:width="8.021cm" svg:height="2.758cm" svg:x="1.887cm" svg:y="12.254cm">
          <text:p text:style-name="P2">x4 Mounting Holes, 3mm</text:p>
          <text:p text:style-name="P2">2.4" pitch</text:p>
          <draw:enhanced-geometry svg:viewBox="0 0 21600 21600" draw:glue-points="10800 0 3160 3160 0 10800 3160 18440 10800 21600 18440 18440 21600 10800 18440 3160 ?f14 ?f15" draw:text-areas="3200 3200 18400 18400" draw:type="round-callout" draw:modifiers="10143.0067314884 -21795.72308807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measure draw:style-name="gr4" draw:text-style-name="P1" draw:layer="measurelines" svg:x1="2.778cm" svg:y1="2.953cm" svg:x2="27.009cm" svg:y2="2.953cm">
          <text:p text:style-name="P1">9.6"</text:p>
        </draw:measure>
        <draw:measure draw:style-name="gr4" draw:text-style-name="P1" draw:layer="measurelines" svg:x1="2.528cm" svg:y1="5.125cm" svg:x2="2.528cm" svg:y2="3.593cm">
          <text:p text:style-name="P1"><text:measure text:kind="gap"/><text:measure text:kind="value">0.6</text:measure><text:measure text:kind="unit">"</text:measure><text:measure text:kind="gap"/></text:p>
        </draw:measure>
        <draw:measure draw:style-name="gr5" draw:text-style-name="P1" draw:layer="measurelines" svg:x1="24.815cm" svg:y1="10.475cm" svg:x2="26.347cm" svg:y2="10.475cm">
          <text:p text:style-name="P1"><text:measure text:kind="gap"/><text:measure text:kind="value">0.6</text:measure><text:measure text:kind="unit">"</text:measure><text:measure text:kind="gap"/></text:p>
        </draw:measure>
        <draw:measure draw:style-name="gr5" draw:text-style-name="P1" draw:layer="measurelines" svg:x1="27.321cm" svg:y1="9.303cm" svg:x2="27.321cm" svg:y2="7.576cm">
          <text:p text:style-name="P1">0.6"</text:p>
        </draw:measure>
        <draw:measure draw:style-name="gr4" draw:text-style-name="P1" draw:layer="measurelines" svg:x1="11.781cm" svg:y1="3.834cm" svg:x2="17.88cm" svg:y2="3.834cm">
          <text:p text:style-name="P1"><text:measure text:kind="gap"/><text:measure text:kind="value">2.4</text:measure><text:measure text:kind="unit">"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6M30S</meta:editing-duration>
    <meta:editing-cycles>5</meta:editing-cycles>
    <meta:generator>OpenOffice.org/3.3$Win32 OpenOffice.org_project/330m20$Build-9567</meta:generator>
    <dc:date>2013-01-05T19:00:59.61</dc:date>
    <dc:creator>Anool Mahidharia</dc:creator>
    <meta:document-statistic meta:object-count="14"/>
  </office:meta>
</office:document-meta>
</file>